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family="paragraph"/>
    <style:style style:name="P3" style:parent-style-name="Paragraphedeliste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Normal" style:family="paragraph">
      <style:paragraph-properties fo:break-before="page"/>
      <style:text-properties fo:hyphenate="true"/>
    </style:style>
    <style:style style:name="P9" style:parent-style-name="Paragraphedeliste" style:family="paragraph"/>
    <style:style style:name="P10" style:parent-style-name="Normal" style:family="paragraph">
      <style:paragraph-properties fo:margin-left="0.25in">
        <style:tab-stops/>
      </style:paragraph-properties>
    </style:style>
    <style:style style:name="T11" style:parent-style-name="Policepardéfaut" style:family="text">
      <style:text-properties style:text-position="super 63.6%"/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Paragraphedeliste" style:family="paragraph"/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Paragraphedeliste" style:family="paragraph"/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Normal" style:family="paragraph">
      <style:paragraph-properties fo:margin-left="0.25in">
        <style:tab-stops/>
      </style:paragraph-properties>
    </style:style>
    <style:style style:name="P22" style:parent-style-name="Normal" style:family="paragraph">
      <style:paragraph-properties fo:margin-left="0.25in">
        <style:tab-stops/>
      </style:paragraph-properties>
    </style:style>
  </office:automatic-styles>
  <office:body>
    <office:text text:use-soft-page-breaks="true">
      <text:p text:style-name="P1">Document d’exploitation<text:s/></text:p>
      <text:p text:style-name="Normal"/>
      <text:h text:style-name="Titre1" text:outline-level="1">Introduction</text:h>
      <text:p text:style-name="Normal">EuroBet est une application web permettant à un utilisateur identifié de parier sur les résultats des matchs de l’Euro 2016.<text:s/></text:p>
      <text:p text:style-name="Normal">Les paris ne sont<text:s/>pas basés sur de l’argent réel ou virtuel, mais uniquement sur des points que l’utilisateur gagne pour chaque pari gagnant.</text:p>
      <text:p text:style-name="Normal">Le site est accessible à partir de n’importe quel navigateur<text:s/>récent<text:s/>(Chrome, Firefox, Edge, Internet Explorer 9).</text:p>
      <text:p text:style-name="Normal"/>
      <text:h text:style-name="Titre1" text:outline-level="1">Prérequis machine</text:h>
      <text:p text:style-name="Normal"/>
      <text:p text:style-name="Normal">Cette<text:s/>application s’étend sur trois serveurs :<text:s/></text:p>
      <text:list text:style-name="LFO1" text:continue-numbering="true">
        <text:list-item>
          <text:p text:style-name="P2">Le premier dédié à la base de données, de type MySQL. Un serveur Linux équipé d’Apache est donc nécessaire.</text:p>
        </text:list-item>
        <text:list-item>
          <text:p text:style-name="P3">Le second hébergeant le web service de l’application.</text:p>
        </text:list-item>
        <text:list-item>
          <text:p text:style-name="P4">Le dernier stockant les vues de l’application, sur lequel les utilisateurs se connecteront. Doit supporter la charge</text:p>
        </text:list-item>
      </text:list>
      <text:p text:style-name="Normal"/>
      <text:h text:style-name="Titre1" text:outline-level="1">Mise en production</text:h>
      <text:list text:style-name="LFO2" text:continue-numbering="true">
        <text:list-item>
          <text:p text:style-name="P5">Serveur « BDD » : intégrer le script SQL</text:p>
        </text:list-item>
        <text:list-item>
          <text:p text:style-name="P6">Serveur « Webservices » :<text:s/></text:p>
        </text:list-item>
        <text:list-item>
          <text:p text:style-name="P7">Serveur « Application Web » :<text:s/></text:p>
        </text:list-item>
      </text:list>
      <text:p text:style-name="P8"/>
      <text:soft-page-break/>
      <text:h text:style-name="Titre1" text:outline-level="1">Processus, erreurs et résolutions</text:h>
      <text:p text:style-name="Normal"/>
      <text:list text:style-name="LFO4" text:continue-numbering="true">
        <text:list-item>
          <text:p text:style-name="P9">Sauvegarde</text:p>
        </text:list-item>
      </text:list>
      <text:p text:style-name="P10">Planning : backup toutes les heures + sauvegarde globale de la journée au 24<text:span text:style-name="T11">e</text:span><text:s/>backup<text:s/>sur le serveur de sauvegarde</text:p>
      <text:p text:style-name="P12">Codes erreur :<text:s/>404<text:s/>page non trouvée, 503<text:s/>service indisponible,<text:s/>erreur survenue lors de l’enregistrement</text:p>
      <text:p text:style-name="P13">Résolution :<text:s/>vérifier<text:s/>la connexion internet, vérifier l’état de la connexion au serveur,<text:s/>envoyer un fichier log au technicien pour prévenir de la date et du cas de l’occurrence du bug.</text:p>
      <text:list text:style-name="LFO4" text:continue-numbering="true">
        <text:list-item>
          <text:p text:style-name="P14">Ajout de données en base</text:p>
        </text:list-item>
      </text:list>
      <text:p text:style-name="P15">Planning : occasionnel</text:p>
      <text:p text:style-name="P16">Codes erreur : divers en fonction de la saisie</text:p>
      <text:p text:style-name="P17">Résolution : Vérifier la requête SQL / la cohérence des données à ajouter</text:p>
      <text:list text:style-name="LFO4" text:continue-numbering="true">
        <text:list-item>
          <text:p text:style-name="P18">Ajout d’une fonctionnalité</text:p>
        </text:list-item>
      </text:list>
      <text:p text:style-name="P19">Planning : occasionnel</text:p>
      <text:p text:style-name="P20">Codes erreur :<text:s/><text:s/>à définir</text:p>
      <text:p text:style-name="P21">Résolution : à la volée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Heading1Char" style:display-name="Heading 1 Ch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 fo:language="fr" fo:country="FR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language="fr" fo:country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en mondiere</meta:initial-creator>
    <dc:creator>Adrien Stauffer</dc:creator>
    <meta:creation-date>2016-04-15T13:07:00Z</meta:creation-date>
    <dc:date>2016-04-15T15:14:00Z</dc:date>
    <meta:template xlink:href="Normal" xlink:type="simple"/>
    <meta:editing-cycles>18</meta:editing-cycles>
    <meta:editing-duration>PT5760S</meta:editing-duration>
    <meta:document-statistic meta:page-count="2" meta:paragraph-count="3" meta:word-count="247" meta:character-count="1605" meta:row-count="11" meta:non-whitespace-character-count="1361"/>
  </office:meta>
</office:document-meta>
</file>